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Arial" fo:font-weight="bold" style:font-weight-asian="bold" style:font-weight-complex="bold"/>
    </style:style>
    <style:style style:name="T2" style:parent-style-name="DefaultParagraphFont" style:family="text">
      <style:text-properties style:font-name="Arial" fo:font-weight="bold" style:font-weight-asian="bold" style:font-weight-complex="bold"/>
    </style:style>
    <style:style style:name="T3" style:parent-style-name="DefaultParagraphFont" style:family="text">
      <style:text-properties style:font-name="Arial"/>
    </style:style>
    <style:style style:name="T4" style:parent-style-name="DefaultParagraphFont" style:family="text">
      <style:text-properties style:font-name="Arial"/>
    </style:style>
    <style:style style:name="T5" style:parent-style-name="DefaultParagraphFont" style:family="text">
      <style:text-properties style:font-name="Arial" fo:font-weight="bold" style:font-weight-asian="bold" style:font-weight-complex="bold"/>
    </style:style>
    <style:style style:name="T6" style:parent-style-name="DefaultParagraphFont" style:family="text">
      <style:text-properties style:font-name="Arial"/>
    </style:style>
    <style:style style:name="T7" style:parent-style-name="DefaultParagraphFont" style:family="text">
      <style:text-properties style:font-name="Arial"/>
    </style:style>
    <style:style style:name="T8" style:parent-style-name="DefaultParagraphFont" style:family="text">
      <style:text-properties style:font-name="Arial"/>
    </style:style>
    <style:style style:name="T9" style:parent-style-name="DefaultParagraphFont" style:family="text">
      <style:text-properties style:font-name="Arial" fo:font-weight="bold" style:font-weight-asian="bold" style:font-weight-complex="bold"/>
    </style:style>
    <style:style style:name="T10" style:parent-style-name="DefaultParagraphFont" style:family="text">
      <style:text-properties style:font-name="Arial"/>
    </style:style>
    <style:style style:name="T11" style:parent-style-name="DefaultParagraphFont" style:family="text">
      <style:text-properties style:font-name="Arial"/>
    </style:style>
    <style:style style:name="T12" style:parent-style-name="DefaultParagraphFont" style:family="text">
      <style:text-properties style:font-name="Arial"/>
    </style:style>
    <style:style style:name="T13" style:parent-style-name="DefaultParagraphFont" style:family="text">
      <style:text-properties style:font-name="Arial" fo:font-weight="bold" style:font-weight-asian="bold" style:font-weight-complex="bold"/>
    </style:style>
    <style:style style:name="T14" style:parent-style-name="DefaultParagraphFont" style:family="text">
      <style:text-properties style:font-name="Arial"/>
    </style:style>
    <style:style style:name="T15" style:parent-style-name="DefaultParagraphFont" style:family="text">
      <style:text-properties style:font-name="Arial"/>
    </style:style>
    <style:style style:name="T16" style:parent-style-name="DefaultParagraphFont" style:family="text">
      <style:text-properties style:font-name="Arial" fo:font-weight="bold" style:font-weight-asian="bold" style:font-weight-complex="bold"/>
    </style:style>
    <style:style style:name="T17" style:parent-style-name="DefaultParagraphFont" style:family="text">
      <style:text-properties style:font-name="Arial"/>
    </style:style>
    <style:style style:name="T18" style:parent-style-name="DefaultParagraphFont" style:family="text">
      <style:text-properties style:font-name="Arial"/>
    </style:style>
    <style:style style:name="T19" style:parent-style-name="DefaultParagraphFont" style:family="text">
      <style:text-properties style:font-name="Arial" fo:font-weight="bold" style:font-weight-asian="bold" style:font-weight-complex="bold"/>
    </style:style>
    <style:style style:name="T20" style:parent-style-name="DefaultParagraphFont" style:family="text">
      <style:text-properties style:font-name="Arial"/>
    </style:style>
    <style:style style:name="T21" style:parent-style-name="DefaultParagraphFont" style:family="text">
      <style:text-properties style:font-name="Arial"/>
    </style:style>
    <style:style style:name="T22" style:parent-style-name="DefaultParagraphFont" style:family="text">
      <style:text-properties style:font-name="Arial"/>
    </style:style>
    <style:style style:name="T23" style:parent-style-name="DefaultParagraphFont" style:family="text">
      <style:text-properties style:font-name="Arial"/>
    </style:style>
    <style:style style:name="T24" style:parent-style-name="DefaultParagraphFont" style:family="text">
      <style:text-properties style:font-name="Arial"/>
    </style:style>
    <style:style style:name="P25" style:parent-style-name="Textbody" style:family="paragraph">
      <style:text-properties style:font-name="Arial"/>
    </style:style>
    <style:style style:name="T26" style:parent-style-name="DefaultParagraphFont" style:family="text">
      <style:text-properties style:font-name="Arial" fo:font-weight="bold" style:font-weight-asian="bold" style:font-weight-complex="bold"/>
    </style:style>
    <style:style style:name="T27" style:parent-style-name="DefaultParagraphFont" style:family="text">
      <style:text-properties style:font-name="Arial"/>
    </style:style>
    <style:style style:name="T28" style:parent-style-name="DefaultParagraphFont" style:family="text">
      <style:text-properties style:font-name="Arial" fo:font-weight="bold" style:font-weight-asian="bold" style:font-weight-complex="bold"/>
    </style:style>
    <style:style style:name="T29" style:parent-style-name="DefaultParagraphFont" style:family="text">
      <style:text-properties style:font-name="Arial" fo:font-weight="bold" style:font-weight-asian="bold" style:font-weight-complex="bold"/>
    </style:style>
    <style:style style:name="T30" style:parent-style-name="DefaultParagraphFont" style:family="text">
      <style:text-properties style:font-name="Arial"/>
    </style:style>
    <style:style style:name="T31" style:parent-style-name="DefaultParagraphFont" style:family="text">
      <style:text-properties style:font-name="Arial"/>
    </style:style>
    <style:style style:name="T32" style:parent-style-name="DefaultParagraphFont" style:family="text">
      <style:text-properties style:font-name="Arial"/>
    </style:style>
    <style:style style:name="T33" style:parent-style-name="DefaultParagraphFont" style:family="text">
      <style:text-properties style:font-name="Arial"/>
    </style:style>
    <style:style style:name="T34" style:parent-style-name="DefaultParagraphFont" style:family="text">
      <style:text-properties style:font-name="Arial" fo:font-weight="bold" style:font-weight-asian="bold" style:font-weight-complex="bold"/>
    </style:style>
    <style:style style:name="T35" style:parent-style-name="DefaultParagraphFont" style:family="text">
      <style:text-properties style:font-name="Arial"/>
    </style:style>
    <style:style style:name="T36" style:parent-style-name="DefaultParagraphFont" style:family="text">
      <style:text-properties style:font-name="Arial"/>
    </style:style>
    <style:style style:name="T37" style:parent-style-name="DefaultParagraphFont" style:family="text">
      <style:text-properties style:font-name="Arial"/>
    </style:style>
    <style:style style:name="T38" style:parent-style-name="DefaultParagraphFont" style:family="text">
      <style:text-properties style:font-name="Arial" fo:font-weight="bold" style:font-weight-asian="bold" style:font-weight-complex="bold"/>
    </style:style>
    <style:style style:name="T39" style:parent-style-name="DefaultParagraphFont" style:family="text">
      <style:text-properties style:font-name="Arial"/>
    </style:style>
    <style:style style:name="T40" style:parent-style-name="DefaultParagraphFont" style:family="text">
      <style:text-properties style:font-name="Arial"/>
    </style:style>
    <style:style style:name="T41" style:parent-style-name="DefaultParagraphFont" style:family="text">
      <style:text-properties style:font-name="Arial"/>
    </style:style>
    <style:style style:name="T42" style:parent-style-name="DefaultParagraphFont" style:family="text">
      <style:text-properties style:font-name="Arial"/>
    </style:style>
    <style:style style:name="T43" style:parent-style-name="DefaultParagraphFont" style:family="text">
      <style:text-properties style:font-name="Arial" fo:font-weight="bold" style:font-weight-asian="bold" style:font-weight-complex="bold"/>
    </style:style>
    <style:style style:name="T44" style:parent-style-name="DefaultParagraphFont" style:family="text">
      <style:text-properties style:font-name="Arial"/>
    </style:style>
    <style:style style:name="T45" style:parent-style-name="DefaultParagraphFont" style:family="text">
      <style:text-properties style:font-name="Arial"/>
    </style:style>
    <style:style style:name="T46" style:parent-style-name="DefaultParagraphFont" style:family="text">
      <style:text-properties style:font-name="Arial"/>
    </style:style>
    <style:style style:name="T47" style:parent-style-name="DefaultParagraphFont" style:family="text">
      <style:text-properties style:font-name="Arial"/>
    </style:style>
    <style:style style:name="T48" style:parent-style-name="DefaultParagraphFont" style:family="text">
      <style:text-properties style:font-name="Arial"/>
    </style:style>
    <style:style style:name="T49" style:parent-style-name="DefaultParagraphFont" style:family="text">
      <style:text-properties style:font-name="Arial" fo:font-weight="bold" style:font-weight-asian="bold" style:font-weight-complex="bold"/>
    </style:style>
    <style:style style:name="T50" style:parent-style-name="DefaultParagraphFont" style:family="text">
      <style:text-properties style:font-name="Arial"/>
    </style:style>
    <style:style style:name="T51" style:parent-style-name="DefaultParagraphFont" style:family="text">
      <style:text-properties style:font-name="Arial"/>
    </style:style>
    <style:style style:name="T52" style:parent-style-name="DefaultParagraphFont" style:family="text">
      <style:text-properties style:font-name="Arial"/>
    </style:style>
    <style:style style:name="T53" style:parent-style-name="DefaultParagraphFont" style:family="text">
      <style:text-properties style:font-name="Arial"/>
    </style:style>
    <style:style style:name="P54" style:parent-style-name="Textbody" style:family="paragraph">
      <style:text-properties style:font-name="Arial" fo:font-weight="bold" style:font-weight-asian="bold" style:font-weight-complex="bold"/>
    </style:style>
    <style:style style:name="P55" style:parent-style-name="Textbody" style:family="paragraph">
      <style:text-properties style:font-name="Arial" fo:font-weight="bold" style:font-weight-asian="bold" style:font-weight-complex="bold"/>
    </style:style>
    <style:style style:name="P56" style:parent-style-name="Textbody" style:family="paragraph">
      <style:text-properties style:font-name="Arial" fo:font-weight="bold" style:font-weight-asian="bold" style:font-weight-complex="bold"/>
    </style:style>
    <style:style style:name="T57" style:parent-style-name="DefaultParagraphFont" style:family="text">
      <style:text-properties style:font-name="Arial" fo:font-weight="bold" style:font-weight-asian="bold" style:font-weight-complex="bold"/>
    </style:style>
    <style:style style:name="T58" style:parent-style-name="DefaultParagraphFont" style:family="text">
      <style:text-properties style:font-name="Arial"/>
    </style:style>
    <style:style style:name="T59" style:parent-style-name="DefaultParagraphFont" style:family="text">
      <style:text-properties style:font-name="Arial"/>
    </style:style>
    <style:style style:name="T60" style:parent-style-name="DefaultParagraphFont" style:family="text">
      <style:text-properties style:font-name="Arial"/>
    </style:style>
    <style:style style:name="P61" style:parent-style-name="Textbody" style:family="paragraph">
      <style:text-properties style:font-name="Arial"/>
    </style:style>
    <style:style style:name="T62" style:parent-style-name="DefaultParagraphFont" style:family="text">
      <style:text-properties style:font-name="Arial" fo:font-weight="bold" style:font-weight-asian="bold" style:font-weight-complex="bold"/>
    </style:style>
    <style:style style:name="P63" style:parent-style-name="Textbody" style:family="paragraph">
      <style:text-properties style:font-name="Arial"/>
    </style:style>
    <style:style style:name="P64" style:parent-style-name="Textbody" style:family="paragraph">
      <style:text-properties style:font-name="Arial"/>
    </style:style>
    <style:style style:name="P65" style:parent-style-name="Textbody" style:family="paragraph">
      <style:text-properties style:font-name="Arial"/>
    </style:style>
    <style:style style:name="P66" style:parent-style-name="Textbody" style:family="paragraph">
      <style:text-properties style:font-name="Arial"/>
    </style:style>
    <style:style style:name="P67" style:parent-style-name="Textbody" style:family="paragraph">
      <style:text-properties style:font-name="Arial"/>
    </style:style>
    <style:style style:name="T68" style:parent-style-name="DefaultParagraphFont" style:family="text">
      <style:text-properties style:font-name="Arial" fo:font-weight="bold" style:font-weight-asian="bold" style:font-weight-complex="bold"/>
    </style:style>
    <style:style style:name="T69" style:parent-style-name="DefaultParagraphFont" style:family="text">
      <style:text-properties style:font-name="Arial"/>
    </style:style>
    <style:style style:name="T70" style:parent-style-name="DefaultParagraphFont" style:family="text">
      <style:text-properties style:font-name="Arial"/>
    </style:style>
    <style:style style:name="T71" style:parent-style-name="DefaultParagraphFont" style:family="text">
      <style:text-properties style:font-name="Arial" fo:font-weight="bold" style:font-weight-asian="bold" style:font-weight-complex="bold"/>
    </style:style>
    <style:style style:name="T72" style:parent-style-name="DefaultParagraphFont" style:family="text">
      <style:text-properties style:font-name="Arial" fo:font-weight="bold" style:font-weight-asian="bold" style:font-weight-complex="bold"/>
    </style:style>
    <style:style style:name="T73" style:parent-style-name="DefaultParagraphFont" style:family="text">
      <style:text-properties style:font-name="Arial"/>
    </style:style>
    <style:style style:name="T74" style:parent-style-name="DefaultParagraphFont" style:family="text">
      <style:text-properties style:font-name="Arial"/>
    </style:style>
    <style:style style:name="T75" style:parent-style-name="DefaultParagraphFont" style:family="text">
      <style:text-properties style:font-name="Arial" fo:font-weight="bold" style:font-weight-asian="bold" style:font-weight-complex="bold"/>
    </style:style>
    <style:style style:name="T76" style:parent-style-name="DefaultParagraphFont" style:family="text">
      <style:text-properties style:font-name="Arial"/>
    </style:style>
    <style:style style:name="T77" style:parent-style-name="DefaultParagraphFont" style:family="text">
      <style:text-properties style:font-name="Arial"/>
    </style:style>
    <style:style style:name="T78" style:parent-style-name="DefaultParagraphFont" style:family="text">
      <style:text-properties style:font-name="Arial" fo:font-weight="bold" style:font-weight-asian="bold" style:font-weight-complex="bold"/>
    </style:style>
    <style:style style:name="T79" style:parent-style-name="DefaultParagraphFont" style:family="text">
      <style:text-properties style:font-name="Arial"/>
    </style:style>
    <style:style style:name="T80" style:parent-style-name="DefaultParagraphFont" style:family="text">
      <style:text-properties style:font-name="Arial"/>
    </style:style>
    <style:style style:name="T81" style:parent-style-name="DefaultParagraphFont" style:family="text">
      <style:text-properties style:font-name="Arial" fo:font-weight="bold" style:font-weight-asian="bold" style:font-weight-complex="bold"/>
    </style:style>
    <style:style style:name="T82" style:parent-style-name="DefaultParagraphFont" style:family="text">
      <style:text-properties style:font-name="Arial"/>
    </style:style>
    <style:style style:name="T83" style:parent-style-name="DefaultParagraphFont" style:family="text">
      <style:text-properties style:font-name="Arial"/>
    </style:style>
    <style:style style:name="T84" style:parent-style-name="DefaultParagraphFont" style:family="text">
      <style:text-properties style:font-name="Arial"/>
    </style:style>
    <style:style style:name="T85" style:parent-style-name="DefaultParagraphFont" style:family="text">
      <style:text-properties style:font-name="Arial" fo:font-weight="bold" style:font-weight-asian="bold" style:font-weight-complex="bold"/>
    </style:style>
    <style:style style:name="T86" style:parent-style-name="DefaultParagraphFont" style:family="text">
      <style:text-properties style:font-name="Arial"/>
    </style:style>
    <style:style style:name="T87" style:parent-style-name="DefaultParagraphFont" style:family="text">
      <style:text-properties style:font-name="Arial"/>
    </style:style>
    <style:style style:name="T88" style:parent-style-name="DefaultParagraphFont" style:family="text">
      <style:text-properties style:font-name="Arial" fo:font-weight="bold" style:font-weight-asian="bold" style:font-weight-complex="bold"/>
    </style:style>
    <style:style style:name="T89" style:parent-style-name="DefaultParagraphFont" style:family="text">
      <style:text-properties style:font-name="Arial"/>
    </style:style>
    <style:style style:name="T90" style:parent-style-name="DefaultParagraphFont" style:family="text">
      <style:text-properties style:font-name="Arial"/>
    </style:style>
    <style:style style:name="T91" style:parent-style-name="DefaultParagraphFont" style:family="text">
      <style:text-properties style:font-name="Arial" fo:font-weight="bold" style:font-weight-asian="bold" style:font-weight-complex="bold"/>
    </style:style>
    <style:style style:name="T92" style:parent-style-name="DefaultParagraphFont" style:family="text">
      <style:text-properties style:font-name="Arial"/>
    </style:style>
    <style:style style:name="T93" style:parent-style-name="DefaultParagraphFont" style:family="text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</office:automatic-styles>
  <office:body>
    <office:text text:use-soft-page-breaks="true">
      <text:p text:style-name="P1">KIBRIS TÜRK BİSİKLET FEDERASYONU<text:line-break/>YÖNETİM KURULU ÇALIŞMA USUL VE ESASLARI TALİMATI</text:p>
      <text:p text:style-name="Textbody"><text:span text:style-name="T2">BİRİNCİ KISIM</text:span><text:span text:style-name="T3"><text:line-break/></text:span><text:span text:style-name="T4">Amaç, Kapsam ve Dayanak</text:span></text:p>
      <text:p text:style-name="Textbody"><text:span text:style-name="T5">Madde 1 – Amaç</text:span><text:span text:style-name="T6"><text:line-break/></text:span><text:span text:style-name="T7">Bu talimatın amacı, Kıbrıs Türk Bisiklet<text:s/></text:span><text:span text:style-name="T8">Federasyonu Yönetim Kurulu’nun çalışma usulü, toplantı düzeni, karar alma süreçleri ve görev dağılımına ilişkin esasları düzenlemektir.</text:span></text:p>
      <text:p text:style-name="Textbody"><text:span text:style-name="T9">Madde 2 – Dayanak</text:span><text:span text:style-name="T10"><text:line-break/></text:span><text:span text:style-name="T11">Bu talimat, KKTC Beden Eğitimi ve Spor Yasası ile Kıbrıs Türk Bisiklet Federasyonu Tüzüğü hükümlerine<text:s/></text:span><text:span text:style-name="T12">dayanılarak hazırlanmıştır.</text:span></text:p>
      <text:p text:style-name="Textbody"><text:span text:style-name="T13">Madde 3 – Kapsam</text:span><text:span text:style-name="T14"><text:line-break/></text:span><text:span text:style-name="T15">Bu talimat Yönetim Kurulu üyeleri ile Yönetim Kurulu çalışmalarını kapsar.</text:span></text:p>
      <text:p text:style-name="Textbody"><text:span text:style-name="T16">İKİNCİ KISIM</text:span><text:span text:style-name="T17"><text:line-break/></text:span><text:span text:style-name="T18">Kuruluş ve Görevler</text:span></text:p>
      <text:p text:style-name="Textbody"><text:span text:style-name="T19">Madde 4 – Yönetim Kurulu</text:span><text:span text:style-name="T20"><text:line-break/></text:span><text:span text:style-name="T21">(1) Yönetim Kurulu federasyonun yürütme organıdır.</text:span><text:span text:style-name="T22"><text:line-break/></text:span><text:span text:style-name="T23">(2) Yönetim Kurulu, Federas</text:span><text:span text:style-name="T24">yon Başkanı ve tüzükte belirtilen üyelerden oluşur.</text:span></text:p>
      <text:p text:style-name="P25"/>
      <text:p text:style-name="Textbody"><text:span text:style-name="T26">ÜÇÜNCÜ KISIM</text:span><text:span text:style-name="T27"><text:line-break/></text:span><text:span text:style-name="T28">Toplantılar</text:span></text:p>
      <text:p text:style-name="Textbody"><text:span text:style-name="T29">Madde 6 – Olağan Toplantılar</text:span><text:span text:style-name="T30"><text:line-break/></text:span><text:span text:style-name="T31">(1) Yönetim Kurulu ayda en az iki kez toplanır.</text:span><text:span text:style-name="T32"><text:line-break/></text:span><text:span text:style-name="T33">(2) Toplantılar Federasyon Başkanı tarafından çağrılır.</text:span></text:p>
      <text:p text:style-name="Textbody"><text:span text:style-name="T34">Madde 7 – Olağanüstü Toplantılar</text:span><text:span text:style-name="T35"><text:line-break/></text:span><text:span text:style-name="T36">Başkan gerek</text:span><text:span text:style-name="T37">li gördüğü hallerde Yönetim Kurulunu olağanüstü toplantıya çağırabilir.</text:span></text:p>
      <text:p text:style-name="Textbody"><text:span text:style-name="T38">Madde 8 – Toplantı Nisabı</text:span><text:span text:style-name="T39"><text:line-break/></text:span><text:span text:style-name="T40">(1) Yönetim Kurulu en az 5 üye ile toplanır.</text:span><text:span text:style-name="T41"><text:line-break/></text:span><text:span text:style-name="T42">(2) Nisap sağlanamazsa toplantı ertelenir.</text:span></text:p>
      <text:p text:style-name="Textbody"><text:span text:style-name="T43">Madde 9 – Karar Nisabı</text:span><text:span text:style-name="T44"><text:line-break/></text:span><text:span text:style-name="T45">(1) Kararlar toplantıya katılan üyelerin çoğunl</text:span><text:span text:style-name="T46">uğu ile alınır.</text:span><text:span text:style-name="T47"><text:line-break/></text:span><text:span text:style-name="T48">(2) Oyların eşitliği halinde Başkanın oyu yönünde karar oluşur.</text:span></text:p>
      <text:p text:style-name="Textbody"><text:span text:style-name="T49">Madde 10 – Toplantı Gündemi</text:span><text:span text:style-name="T50"><text:line-break/></text:span><text:span text:style-name="T51">(1) Gündem Başkan ve Genel Sekreter tarafından hazırlanır.</text:span><text:span text:style-name="T52"><text:line-break/></text:span><text:span text:style-name="T53">(2) Üyeler gündeme madde eklenmesini talep edebilir.</text:span></text:p>
      <text:p text:style-name="P54"/>
      <text:p text:style-name="P55"/>
      <text:p text:style-name="P56"/>
      <text:soft-page-break/>
      <text:p text:style-name="Textbody"><text:span text:style-name="T57">DÖRDÜNCÜ KISIM</text:span><text:span text:style-name="T58"><text:line-break/></text:span><text:span text:style-name="T59">Kararlar ve Kayıt<text:s/></text:span><text:span text:style-name="T60">Düzeni</text:span></text:p>
      <text:p text:style-name="P61"/>
      <text:p text:style-name="Textbody"><text:span text:style-name="T62">Madde 11 – Karar Defteri</text:span></text:p>
      <text:p text:style-name="P63">(1) Yönetim Kurulu kararları <text:s/>karar defterine işlenir ve/veya A4 formatında hazırlanır ve sıra numarası verilerek kayıt altına alınır.</text:p>
      <text:p text:style-name="P64">(2) Kararlar toplantıya katılan üyeler tarafından imzalanır.</text:p>
      <text:p text:style-name="P65">(3) Yönetim Kurulu<text:s/>kararlarının asıl nüshası Genel Sekreter tarafından muhafaza edilir.</text:p>
      <text:p text:style-name="P66">(4) Kararların bir örneği Federasyon Başkanlığında saklanır.</text:p>
      <text:p text:style-name="P67">(5) Kararlar ayrıca dijital ortamda arşivlenebilir.</text:p>
      <text:p text:style-name="Textbody"><text:span text:style-name="T68">Madde 12 – İmza</text:span><text:span text:style-name="T69"><text:line-break/></text:span><text:span text:style-name="T70">Toplantıya katılan üyeler kararları imzalar.</text:span></text:p>
      <text:p text:style-name="Textbody"><text:span text:style-name="T71">Madde 13 – El</text:span><text:span text:style-name="T72">ektronik Toplantılar</text:span><text:span text:style-name="T73"><text:line-break/></text:span><text:span text:style-name="T74">Gerekli durumlarda çevrim içi toplantı yapılabilir.</text:span></text:p>
      <text:p text:style-name="Textbody"><text:span text:style-name="T75">BEŞİNCİ KISIM</text:span><text:span text:style-name="T76"><text:line-break/></text:span><text:span text:style-name="T77">Etik ve Sorumluluk</text:span></text:p>
      <text:p text:style-name="Textbody"><text:span text:style-name="T78">Madde 14 – Gizlilik</text:span><text:span text:style-name="T79"><text:line-break/></text:span><text:span text:style-name="T80">Yönetim Kurulu üyeleri gizlilik esasına uymak zorundadır.</text:span></text:p>
      <text:p text:style-name="Textbody"><text:span text:style-name="T81">Madde 15 – Çıkar Çatışması</text:span><text:span text:style-name="T82"><text:line-break/></text:span><text:span text:style-name="T83">Kendi menfaati bulunan konularda üyeler oylam</text:span><text:span text:style-name="T84">aya katılamaz.</text:span></text:p>
      <text:p text:style-name="Textbody"><text:span text:style-name="T85">ALTINCI KISIM</text:span><text:span text:style-name="T86"><text:line-break/></text:span><text:span text:style-name="T87">Son Hükümler</text:span></text:p>
      <text:p text:style-name="Textbody"><text:span text:style-name="T88">Madde 16 – Yürürlük</text:span><text:span text:style-name="T89"><text:line-break/></text:span><text:span text:style-name="T90">Bu talimat Yönetim Kurulu kararı ile yürürlüğe girer.</text:span></text:p>
      <text:p text:style-name="Textbody"><text:span text:style-name="T91">Madde 17 – Yürütme</text:span><text:span text:style-name="T92"><text:line-break/></text:span><text:span text:style-name="T93">Bu talimat hükümlerini Federasyon Başkanı ve Yönetim Kurulu yürütür.</text:span></text:p>
      <text:p text:style-name="Textbody"/>
      <text:p text:style-name="Textbody"/>
      <text:p text:style-name="Textbody">Yürürlüğe giriş : 15.5.2026 YKT_2026-1</text:p>
      <text:p text:style-name="P94"/>
      <text:p text:style-name="P95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Arial Unicode MS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asian="Calib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Calib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C</meta:initial-creator>
    <dc:creator>SC</dc:creator>
    <meta:creation-date>2026-05-14T16:21:00Z</meta:creation-date>
    <dc:date>2026-05-16T19:03:00Z</dc:date>
    <meta:template xlink:href="Normal" xlink:type="simple"/>
    <meta:editing-cycles>3</meta:editing-cycles>
    <meta:editing-duration>PT780S</meta:editing-duration>
    <meta:document-statistic meta:page-count="2" meta:paragraph-count="4" meta:word-count="367" meta:character-count="2460" meta:row-count="17" meta:non-whitespace-character-count="2097"/>
  </office:meta>
</office:document-meta>
</file>